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Liberation Sans1" svg:font-family="'Liberation Sans'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0pt"/>
    </style:style>
    <style:style style:name="T2" style:family="text">
      <style:text-properties fo:color="#000000" style:text-outline="false" style:text-line-through-style="none" style:text-line-through-type="none" style:font-name="Menlo-Regular1" fo:font-size="24pt" fo:font-style="normal" fo:text-shadow="none" style:text-underline-style="none" fo:font-weight="normal" style:letter-kerning="true" style:font-name-asian="Menlo-Regular1" style:font-size-asian="24pt" style:font-style-asian="normal" style:font-weight-asian="normal" style:font-name-complex="Menlo-Regular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o Fabric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By</text:p>
            <text:p>Julien Aubert</text:p>
            <text:p>- Freelancing consul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Thanks</text:p>
              <text:p/>
              <text:p>- feel free ask question any time</text:p>
              <text:p/>
              <text:p>- Outline presentation:</text:p>
              <text:p><text:tab/>- Introduce Fabric</text:p>
              <text:p><text:tab/>- Set up laptops if needed</text:p>
              <text:p><text:tab/>- Split into groups, try an example</text:p>
              <text:p><text:tab/>- Briefly on app deployment</text:p>
              <text:p><text:tab/>- Try another example (app deploy)</text:p>
              <text:p/>
              <text:p/>
              <text:p/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word abo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grant</text:p>
              </text:list-item>
              <text:list-item>
                <text:p>Virtualen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Vagrant: </text:span></text:p>
              <text:p><text:span text:style-name="T1">What: helps you setup virtual machines as development environments. One config file. </text:span></text:p>
              <text:p><text:span text:style-name="T1">Why: we use this as our remote server</text:span></text:p>
              <text:p><text:span text:style-name="T1"/></text:p>
              <text:p><text:span text:style-name="T1">Virtualenv:</text:span></text:p>
              <text:p><text:span text:style-name="T1">What: manage your installed python packages on a “project” level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Fabric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4.954cm" svg:x="2.1cm" svg:y="14.107cm" presentation:class="notes" presentation:user-transformed="true">
            <draw:text-box>
              <text:p>- Context: SSH into remote machine and manually run commands</text:p>
              <text:p/>
              <text:p>- Replace your workflow with code</text:p>
              <text:p><text:tab/>- automated</text:p>
              <text:p><text:tab/>- less error-prone</text:p>
              <text:p><text:tab/>- efficient</text:p>
              <text:p><text:tab/>- documented</text:p>
              <text:p><text:tab/>- improve over time</text:p>
              <text:p/>
              <text:p>Main use cases:</text:p>
              <text:p>- app deployment</text:p>
              <text:p>- system-admin tasks</text:p>
              <text:p/>
              <text:p>Also: build system</text:p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Fabric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286cm" svg:y="14.576cm" presentation:class="notes" presentation:user-transformed="true">
            <draw:text-box>
              <text:p>- A python package</text:p>
              <text:p>- You write normal python code</text:p>
              <text:p>- It executes locally</text:p>
              <text:p>- Uses SSH to remotely executes commands on host</text:p>
              <text:p/>
              <text:p>- A command line tool</text:p>
              <text:p>- A library</text:p>
              <text:p/>
              <text:p/>
              <text:p>NEXT: show intro/fabfile.py</text:p>
              <text:p text:style-name="P2"><text:span text:style-name="T2">fab -H localhost:2222 -u vagrant -p vagrant</text:span></text:p>
              <text:p text:style-name="P2"><text:span text:style-name="T2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conce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sk</text:p>
              </text:list-item>
              <text:list-item>
                <text:p>Command</text:p>
              </text:list-item>
              <text:list-item>
                <text:p>En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5.377cm" svg:x="2.1cm" svg:y="15.084cm" presentation:class="notes" presentation:user-transformed="true">
            <draw:text-box>
              <text:p><text:span text:style-name="T1">Env – global used to contro most of fabric's behavior</text:span></text:p>
              <text:p><text:span text:style-name="T1"><text:tab/></text:span><text:span text:style-name="T1"><text:tab/></text:span><text:span text:style-name="T1"><text:tab/></text:span><text:span text:style-name="T1"><text:tab/></text:span><text:span text:style-name="T1">connection (user, password, ssh, attempts, timeout)</text:span></text:p>
              <text:p><text:span text:style-name="T1"><text:tab/></text:span><text:span text:style-name="T1"><text:tab/></text:span><text:span text:style-name="T1"><text:tab/></text:span><text:span text:style-name="T1"><text:tab/></text:span><text:span text:style-name="T1">output (hide, warn_only)</text:span></text:p>
              <text:p><text:span text:style-name="T1"><text:tab/></text:span><text:span text:style-name="T1"><text:tab/></text:span><text:span text:style-name="T1"><text:tab/></text:span><text:span text:style-name="T1"><text:tab/></text:span><text:span text:style-name="T1">your own state</text:span></text:p>
              <text:p><text:span text:style-name="T1"><text:tab/></text:span><text:span text:style-name="T1"><text:tab/></text:span><text:span text:style-name="T1"><text:tab/></text:span><text:span text:style-name="T1"><text:tab/></text:span><text:span text:style-name="T1">(many of these are available to be set when invoking fab)</text:span></text:p>
              <text:p text:style-name="P2"><text:span text:style-name="T2">Modify ENV:</text:span></text:p>
              <text:p text:style-name="P2"><text:span text:style-name="T2">env.user = vagrant</text:span></text:p>
              <text:p text:style-name="P2"><text:span text:style-name="T2">env.port = 2222</text:span></text:p>
              <text:p text:style-name="P2"><text:span text:style-name="T2">pp = pprint.PrettyPrinter()</text:span></text:p>
              <text:p text:style-name="P2"><text:span text:style-name="T2">pp.ppprint(env)</text:span></text:p>
              <text:p text:style-name="P2"><text:span text:style-name="T2">fab -H localhost -p vagrant</text:span></text:p>
              <text:p text:style-name="P2"><text:span text:style-name="T2"/></text:p>
              <text:p text:style-name="P2"><text:span text:style-name="T2">Show argument: pass txt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eploy an ap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could possibly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- assumption: system has already been setup using Puppet, Chef, Ansible, Salt or similar</text:span></text:p>
              <text:p><text:span text:style-name="T1"/></text:p>
              <text:p><text:span text:style-name="T1">- what can go wrong? </text:span></text:p>
              <text:p><text:span text:style-name="T1"><text:tab/></text:span><text:span text:style-name="T1">Outdated system software</text:span></text:p>
              <text:p><text:span text:style-name="T1"><text:tab/></text:span><text:span text:style-name="T1">Incorrect release being deployed</text:span></text:p>
              <text:p><text:span text:style-name="T1"><text:tab/></text:span><text:span text:style-name="T1">Background tasks queued</text:span></text:p>
              <text:p><text:span text:style-name="T1"><text:tab/></text:span><text:span text:style-name="T1">Database migrations</text:span></text:p>
              <text:p><text:span text:style-name="T1"/></text:p>
              <text:p><text:span text:style-name="T1">Start with: system check. </text:span></text:p>
              <text:p><text:span text:style-name="T1">Work in grou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 laptops</text:p>
          </draw:text-box>
        </draw:frame>
        <draw:frame presentation:style-name="pr4" draw:layer="layout" svg:width="25.199cm" svg:height="12.179cm" svg:x="1.4cm" svg:y="4.585cm" presentation:class="outline" presentation:user-transformed="true">
          <draw:text-box>
            <text:p><text:span text:style-name="T3">VirtualBox: </text:span><text:span text:style-name="T3"><text:a xlink:href="https://www.virtualbox.org/wiki/Downloads" xlink:type="simple">https://www.virtualbox.org/wiki/Downloads</text:a></text:span></text:p>
            <text:p><text:span text:style-name="T3"/></text:p>
            <text:p><text:span text:style-name="T3">Vagrant: </text:span><text:span text:style-name="T3"><text:a xlink:href="https://www.vagrantup.com/downloads" xlink:type="simple">https://www.vagrantup.com/downloads</text:a></text:span></text:p>
            <text:p><text:span text:style-name="T3"/></text:p>
            <text:p><text:span text:style-name="T3">git clone </text:span><text:span text:style-name="T3"><text:a xlink:href="https://github.com/julienaubert/gothpy_fab" xlink:type="simple">https://github.com/julienaubert/gothpy_fab</text:a></text:span></text:p>
            <text:p><text:span text:style-name="T3"/></text:p>
            <text:p><text:span text:style-name="T3">pip install -r requirements.pip</text:span></text:p>
            <text:p><text:span text:style-name="T3"/></text:p>
            <text:p><text:span text:style-name="T3">vagrant up</text:span></text:p>
            <text:p><text:span text:style-name="T3"/></text:p>
            <text:p><text:span text:style-name="T3">fab -H localhost:2222 -u vagrant -p vagrant che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- how many prepared laptops? if &lt; half:</text:p>
              <text:p/>
              <text:p>- Install VirtualBox: https://www.virtualbox.org/wiki/Downloads</text:p>
              <text:p>- Install Vagrant: https://www.vagrantup.com/downloads</text:p>
              <text:p>- Clone my repo: git clone X</text:p>
              <text:p/>
              <text:p>Then do the following:</text:p>
              <text:p/>
              <text:p>- cd into X</text:p>
              <text:p>- vagrant up</text:p>
              <text:p>- pip install fabric</text:p>
              <text:p>- fab check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: System chec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2: deploy app 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/>
          </draw:text-box>
        </draw:frame>
        <draw:frame presentation:style-name="pr4" draw:layer="layout" svg:width="25.199cm" svg:height="12.179cm" svg:x="1.401cm" svg:y="4.586cm" presentation:class="outline" presentation:user-transformed="true">
          <draw:text-box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<text:span text:style-name="T1">Note: example is cutting corners</text:span></text:p>
              <text:p><text:span text:style-name="T1"/></text:p>
              <text:p><text:span text:style-name="T1">- should really use separate users</text:span></text:p>
              <text:p><text:span text:style-name="T1">- should really use ssh keys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2: deploy app 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/>
          </draw:text-box>
        </draw:frame>
        <draw:frame presentation:style-name="pr4" draw:layer="layout" svg:width="25.199cm" svg:height="12.179cm" svg:x="1.401cm" svg:y="4.586cm" presentation:class="outline" presentation:user-transformed="true">
          <draw:text-box>
            <text:p><text:span text:style-name="T3">system_install</text:span></text:p>
            <text:p><text:span text:style-name="T3">user_install</text:span></text:p>
            <text:p><text:span text:style-name="T3">deploy</text:span></text:p>
            <text:p><text:span text:style-name="T3"/></text:p>
            <text:p><text:span text:style-name="T3">open localhost:8080/alpha/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1"><text:span text:style-name="T1">Note: example is cutting corners</text:span></text:p>
              <text:p text:style-name="P1"><text:span text:style-name="T1"/></text:p>
              <text:p text:style-name="P1"><text:span text:style-name="T1">- should really use separate users</text:span></text:p>
              <text:p text:style-name="P1"><text:span text:style-name="T1">- should really use ssh key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 commands</text:p>
          </draw:text-box>
        </draw:frame>
        <draw:frame presentation:style-name="pr4" draw:layer="layout" svg:width="25.199cm" svg:height="12.179cm" svg:x="1.27cm" svg:y="5.347cm" presentation:class="outline" presentation:user-transformed="true">
          <draw:text-box>
            <text:list text:style-name="L3">
              <text:list-item>
                <text:p>run, sudo</text:p>
              </text:list-item>
              <text:list-item>
                <text:p>prefix, cd</text:p>
              </text:list-item>
              <text:list-item>
                <text:p>local, lcd</text:p>
              </text:list-item>
              <text:list-item>
                <text:p>with settings(hide('warnings'), ...)</text:p>
              </text:list-item>
              <text:list-item>
                <text:p>execu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16cm" presentation:class="title" presentation:user-transformed="true">
          <draw:text-box>
            <text:p>In summary</text:p>
          </draw:text-box>
        </draw:frame>
        <draw:frame presentation:style-name="pr4" draw:layer="layout" svg:width="25.199cm" svg:height="12.179cm" svg:x="1.016cm" svg:y="4.914cm" presentation:class="outline" presentation:user-transformed="true">
          <draw:text-box>
            <text:list text:style-name="L3">
              <text:list-item>
                <text:p>Fabric: task, command, host</text:p>
              </text:list-item>
              <text:list-item>
                <text:p>Control with: env, settings</text:p>
              </text:list-item>
              <text:list-item>
                <text:p>Good for: system admin tasks, app-deplo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tab/><text:tab/>Execution model</text:p>
              <text:p><text:tab/><text:tab/><text:tab/><text:tab/>Serial</text:p>
              <text:p><text:tab/><text:tab/><text:tab/><text:tab/><text:tab/><text:tab/>Default mode</text:p>
              <text:p><text:tab/><text:tab/><text:tab/><text:tab/>Parallel</text:p>
              <text:p><text:tab/><text:tab/><text:tab/><text:tab/><text:tab/><text:tab/>Fabric not threadsafe, so uses multiprocessing to create one process for each host/task combination, beware - mingles output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16cm" presentation:class="title" presentation:user-transformed="true">
          <draw:text-box>
            <text:p>We left out</text:p>
          </draw:text-box>
        </draw:frame>
        <draw:frame presentation:style-name="pr4" draw:layer="layout" svg:width="25.199cm" svg:height="12.179cm" svg:x="1.016cm" svg:y="4.914cm" presentation:class="outline" presentation:user-transformed="true">
          <draw:text-box>
            <text:list text:style-name="L3">
              <text:list-item>
                <text:p>Roles</text:p>
              </text:list-item>
              <text:list-item>
                <text:p>Execute</text:p>
              </text:list-item>
              <text:list-item>
                <text:p>Execution model</text:p>
              </text:list-item>
              <text:list-item>
                <text:p>App deployment: security / a proper 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1"><text:tab/><text:tab/>Execution model</text:p>
              <text:p text:style-name="P1"><text:tab/><text:tab/><text:tab/><text:tab/>Serial</text:p>
              <text:p text:style-name="P1"><text:tab/><text:tab/><text:tab/><text:tab/><text:tab/><text:tab/>Default mode</text:p>
              <text:p text:style-name="P1"><text:tab/><text:tab/><text:tab/><text:tab/>Parallel</text:p>
              <text:p text:style-name="P1"><text:tab/><text:tab/><text:tab/><text:tab/><text:tab/><text:tab/>Fabric not threadsafe, so uses multiprocessing to create one process for each host/task combination, beware - mingles output</text:p>
              <text:p text:style-name="P1"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Recap</text:p>
              <text:p>- <text:tab/>Main concepts: Task, Commands, Hosts</text:p>
              <text:p><text:tab/>Main use case: App deploy, sys adm task</text:p>
              <text:p/>
              <text:p>Any questions?</text:p>
              <text:p/>
              <text:p>Thanks again<text:tab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Liberation Sans1" svg:font-family="'Liberation Sans'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4:11:30.109574000</meta:creation-date>
    <dc:date>2014-09-18T17:16:28.163429000</dc:date>
    <meta:editing-duration>P1DT23H32M36S</meta:editing-duration>
    <meta:editing-cycles>25</meta:editing-cycles>
    <meta:generator>LibreOffice/4.2.3.3$MacOSX_X86_64 LibreOffice_project/882f8a0a489bc99a9e60c7905a60226254cb6ff0</meta:generator>
    <meta:document-statistic meta:object-count="79"/>
  </office:meta>
</office:document-meta>
</file>